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Black African</text:p>
          </table:table-cell>
          <table:table-cell office:value-type="string" calcext:value-type="string">
            <text:p>Group 1</text:p>
          </table:table-cell>
          <table:table-cell office:value-type="string" calcext:value-type="string">
            <text:p>Group 2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6" calcext:value-type="float">
            <text:p>6</text:p>
          </table:table-cell>
          <table:table-cell office:value-type="float" office:value="64.09532" calcext:value-type="float">
            <text:p>64.0953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3.657192" calcext:value-type="float">
            <text:p>33.657192</text:p>
          </table:table-cell>
          <table:table-cell office:value-type="float" office:value="40.438128" calcext:value-type="float">
            <text:p>40.438128</text:p>
          </table:table-cell>
        </table:table-row>
        <table:table-row table:style-name="ro1">
          <table:table-cell office:value-type="string" calcext:value-type="string">
            <text:p>Cape Town Central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e Tow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7" calcext:value-type="float">
            <text:p>57</text:p>
          </table:table-cell>
          <table:table-cell office:value-type="float" office:value="282.877076" calcext:value-type="float">
            <text:p>282.877076</text:p>
          </table:table-cell>
          <table:table-cell office:value-type="float" office:value="193.562692" calcext:value-type="float">
            <text:p>193.562692</text:p>
          </table:table-cell>
          <table:table-cell office:value-type="float" office:value="0" calcext:value-type="float">
            <text:p>0</text:p>
          </table:table-cell>
          <table:table-cell office:value-type="float" office:value="196.112068" calcext:value-type="float">
            <text:p>196.1120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36" calcext:value-type="float">
            <text:p>36</text:p>
          </table:table-cell>
          <table:table-cell office:value-type="float" office:value="91.62476" calcext:value-type="float">
            <text:p>91.6247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4.314384" calcext:value-type="float">
            <text:p>94.3143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86.845828" calcext:value-type="float">
            <text:p>86.845828</text:p>
          </table:table-cell>
          <table:table-cell office:value-type="float" office:value="0" calcext:value-type="float">
            <text:p>0</text:p>
          </table:table-cell>
          <table:table-cell office:value-type="float" office:value="99.657192" calcext:value-type="float">
            <text:p>99.657192</text:p>
          </table:table-cell>
          <table:table-cell office:value-type="float" office:value="106.50302" calcext:value-type="float">
            <text:p>106.5030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30" calcext:value-type="float">
            <text:p>30</text:p>
          </table:table-cell>
          <table:table-cell office:value-type="float" office:value="147.281952" calcext:value-type="float">
            <text:p>147.281952</text:p>
          </table:table-cell>
          <table:table-cell office:value-type="float" office:value="87.657192" calcext:value-type="float">
            <text:p>87.65719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6.657192" calcext:value-type="float">
            <text:p>36.657192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1" calcext:value-type="float">
            <text:p>21</text:p>
          </table:table-cell>
          <table:table-cell office:value-type="float" office:value="100.843824" calcext:value-type="float">
            <text:p>100.843824</text:p>
          </table:table-cell>
          <table:table-cell office:value-type="float" office:value="101.628768" calcext:value-type="float">
            <text:p>101.62876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7.531444" calcext:value-type="float">
            <text:p>97.531444</text:p>
          </table:table-cell>
        </table:table-row>
        <table:table-row table:style-name="ro1">
          <table:table-cell office:value-type="string" calcext:value-type="string">
            <text:p>Oranjezi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2" calcext:value-type="float">
            <text:p>12</text:p>
          </table:table-cell>
          <table:table-cell office:value-type="float" office:value="30.657192" calcext:value-type="float">
            <text:p>30.6571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51" calcext:value-type="float">
            <text:p>51</text:p>
          </table:table-cell>
          <table:table-cell office:value-type="float" office:value="261.444168" calcext:value-type="float">
            <text:p>261.444168</text:p>
          </table:table-cell>
          <table:table-cell office:value-type="float" office:value="74.533448" calcext:value-type="float">
            <text:p>74.533448</text:p>
          </table:table-cell>
          <table:table-cell office:value-type="float" office:value="0" calcext:value-type="float">
            <text:p>0</text:p>
          </table:table-cell>
          <table:table-cell office:value-type="float" office:value="145.39402" calcext:value-type="float">
            <text:p>145.39402</text:p>
          </table:table-cell>
          <table:table-cell office:value-type="float" office:value="45.23826" calcext:value-type="float">
            <text:p>45.23826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7.188636" calcext:value-type="float">
            <text:p>37.188636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8.657192" calcext:value-type="float">
            <text:p>78.65719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57.434832" calcext:value-type="float">
            <text:p>57.434832</text:p>
          </table:table-cell>
          <table:table-cell office:value-type="float" office:value="0" calcext:value-type="float">
            <text:p>0</text:p>
          </table:table-cell>
          <table:table-cell office:value-type="float" office:value="66.583072" calcext:value-type="float">
            <text:p>66.583072</text:p>
          </table:table-cell>
          <table:table-cell office:value-type="float" office:value="62.252509" calcext:value-type="float">
            <text:p>62.252509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3" calcext:value-type="float">
            <text:p>33</text:p>
          </table:table-cell>
          <table:table-cell office:value-type="float" office:value="69.657192" calcext:value-type="float">
            <text:p>69.657192</text:p>
          </table:table-cell>
          <table:table-cell office:value-type="float" office:value="155.960344" calcext:value-type="float">
            <text:p>155.960344</text:p>
          </table:table-cell>
          <table:table-cell office:value-type="float" office:value="0" calcext:value-type="float">
            <text:p>0</text:p>
          </table:table-cell>
          <table:table-cell office:value-type="float" office:value="85.240264" calcext:value-type="float">
            <text:p>85.240264</text:p>
          </table:table-cell>
          <table:table-cell office:value-type="float" office:value="49.750508" calcext:value-type="float">
            <text:p>49.750508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78.531444" calcext:value-type="float">
            <text:p>78.53144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7.657192" calcext:value-type="float">
            <text:p>37.65719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02.998349" calcext:value-type="float">
            <text:p>102.9983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54" calcext:value-type="float">
            <text:p>354</text:p>
          </table:table-cell>
          <table:table-cell office:value-type="float" office:value="1475.481484" calcext:value-type="float">
            <text:p>1475.481484</text:p>
          </table:table-cell>
          <table:table-cell office:value-type="float" office:value="1238.81174" calcext:value-type="float">
            <text:p>1238.81174</text:p>
          </table:table-cell>
          <table:table-cell office:value-type="float" office:value="15" calcext:value-type="float">
            <text:p>15</text:p>
          </table:table-cell>
          <table:table-cell office:value-type="float" office:value="1219.956541" calcext:value-type="float">
            <text:p>1219.956541</text:p>
          </table:table-cell>
          <table:table-cell office:value-type="float" office:value="690.216889" calcext:value-type="float">
            <text:p>690.216889</text:p>
          </table:table-cell>
        </table:table-row>
      </table:table>
      <table:table table:name="Data Sheet 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Coloured</text:p>
          </table:table-cell>
          <table:table-cell office:value-type="string" calcext:value-type="string">
            <text:p>Group 1</text:p>
          </table:table-cell>
          <table:table-cell office:value-type="string" calcext:value-type="string">
            <text:p>Group 2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5.434832" calcext:value-type="float">
            <text:p>45.43483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pe Town Centr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e Tow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04.739328" calcext:value-type="float">
            <text:p>104.739328</text:p>
          </table:table-cell>
          <table:table-cell office:value-type="float" office:value="310.282861" calcext:value-type="float">
            <text:p>310.282861</text:p>
          </table:table-cell>
          <table:table-cell office:value-type="float" office:value="297.474929" calcext:value-type="float">
            <text:p>297.474929</text:p>
          </table:table-cell>
          <table:table-cell office:value-type="float" office:value="9" calcext:value-type="float">
            <text:p>9</text:p>
          </table:table-cell>
          <table:table-cell office:value-type="float" office:value="201.568595" calcext:value-type="float">
            <text:p>201.568595</text:p>
          </table:table-cell>
          <table:table-cell office:value-type="float" office:value="31.579776" calcext:value-type="float">
            <text:p>31.57977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510.09258" calcext:value-type="float">
            <text:p>510.09258</text:p>
          </table:table-cell>
          <table:table-cell office:value-type="float" office:value="1590.993469" calcext:value-type="float">
            <text:p>1590.993469</text:p>
          </table:table-cell>
          <table:table-cell office:value-type="float" office:value="1503.292824" calcext:value-type="float">
            <text:p>1503.292824</text:p>
          </table:table-cell>
          <table:table-cell office:value-type="float" office:value="9" calcext:value-type="float">
            <text:p>9</text:p>
          </table:table-cell>
          <table:table-cell office:value-type="float" office:value="1174.413125" calcext:value-type="float">
            <text:p>1174.413125</text:p>
          </table:table-cell>
          <table:table-cell office:value-type="float" office:value="233.279716" calcext:value-type="float">
            <text:p>233.27971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02.766408" calcext:value-type="float">
            <text:p>102.766408</text:p>
          </table:table-cell>
          <table:table-cell office:value-type="float" office:value="272.333712" calcext:value-type="float">
            <text:p>272.333712</text:p>
          </table:table-cell>
          <table:table-cell office:value-type="float" office:value="543.424078" calcext:value-type="float">
            <text:p>543.424078</text:p>
          </table:table-cell>
          <table:table-cell office:value-type="float" office:value="3" calcext:value-type="float">
            <text:p>3</text:p>
          </table:table-cell>
          <table:table-cell office:value-type="float" office:value="482.277707" calcext:value-type="float">
            <text:p>482.277707</text:p>
          </table:table-cell>
          <table:table-cell office:value-type="float" office:value="191.065518" calcext:value-type="float">
            <text:p>191.06551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60.72472" calcext:value-type="float">
            <text:p>60.7247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6" calcext:value-type="float">
            <text:p>36</text:p>
          </table:table-cell>
          <table:table-cell office:value-type="float" office:value="126.434832" calcext:value-type="float">
            <text:p>126.434832</text:p>
          </table:table-cell>
          <table:table-cell office:value-type="float" office:value="87.159552" calcext:value-type="float">
            <text:p>87.15955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Oranjez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8" calcext:value-type="float">
            <text:p>48</text:p>
          </table:table-cell>
          <table:table-cell office:value-type="float" office:value="223.96298" calcext:value-type="float">
            <text:p>223.96298</text:p>
          </table:table-cell>
          <table:table-cell office:value-type="float" office:value="141.775989" calcext:value-type="float">
            <text:p>141.775989</text:p>
          </table:table-cell>
          <table:table-cell office:value-type="float" office:value="0" calcext:value-type="float">
            <text:p>0</text:p>
          </table:table-cell>
          <table:table-cell office:value-type="float" office:value="109.631045" calcext:value-type="float">
            <text:p>109.6310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87" calcext:value-type="float">
            <text:p>87</text:p>
          </table:table-cell>
          <table:table-cell office:value-type="float" office:value="203.706976" calcext:value-type="float">
            <text:p>203.706976</text:p>
          </table:table-cell>
          <table:table-cell office:value-type="float" office:value="425.591434" calcext:value-type="float">
            <text:p>425.591434</text:p>
          </table:table-cell>
          <table:table-cell office:value-type="float" office:value="0" calcext:value-type="float">
            <text:p>0</text:p>
          </table:table-cell>
          <table:table-cell office:value-type="float" office:value="444.403716" calcext:value-type="float">
            <text:p>444.403716</text:p>
          </table:table-cell>
          <table:table-cell office:value-type="float" office:value="80.6877" calcext:value-type="float">
            <text:p>80.6877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75.818036" calcext:value-type="float">
            <text:p>75.818036</text:p>
          </table:table-cell>
          <table:table-cell office:value-type="float" office:value="182.44944" calcext:value-type="float">
            <text:p>182.44944</text:p>
          </table:table-cell>
          <table:table-cell office:value-type="float" office:value="304.488119" calcext:value-type="float">
            <text:p>304.488119</text:p>
          </table:table-cell>
          <table:table-cell office:value-type="float" office:value="0" calcext:value-type="float">
            <text:p>0</text:p>
          </table:table-cell>
          <table:table-cell office:value-type="float" office:value="289.680305" calcext:value-type="float">
            <text:p>289.680305</text:p>
          </table:table-cell>
          <table:table-cell office:value-type="float" office:value="301.501455" calcext:value-type="float">
            <text:p>301.501455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06.74925" calcext:value-type="float">
            <text:p>206.74925</text:p>
          </table:table-cell>
          <table:table-cell office:value-type="float" office:value="584.739074" calcext:value-type="float">
            <text:p>584.739074</text:p>
          </table:table-cell>
          <table:table-cell office:value-type="float" office:value="909.888918" calcext:value-type="float">
            <text:p>909.888918</text:p>
          </table:table-cell>
          <table:table-cell office:value-type="float" office:value="12" calcext:value-type="float">
            <text:p>12</text:p>
          </table:table-cell>
          <table:table-cell office:value-type="float" office:value="869.069945" calcext:value-type="float">
            <text:p>869.069945</text:p>
          </table:table-cell>
          <table:table-cell office:value-type="float" office:value="344.164511" calcext:value-type="float">
            <text:p>344.164511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0.434832" calcext:value-type="float">
            <text:p>30.434832</text:p>
          </table:table-cell>
          <table:table-cell office:value-type="float" office:value="60.434832" calcext:value-type="float">
            <text:p>60.434832</text:p>
          </table:table-cell>
          <table:table-cell office:value-type="float" office:value="159.116378" calcext:value-type="float">
            <text:p>159.116378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80.72472" calcext:value-type="float">
            <text:p>80.7247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3.869664" calcext:value-type="float">
            <text:p>43.869664</text:p>
          </table:table-cell>
          <table:table-cell office:value-type="float" office:value="115.304496" calcext:value-type="float">
            <text:p>115.304496</text:p>
          </table:table-cell>
          <table:table-cell office:value-type="float" office:value="255.266476" calcext:value-type="float">
            <text:p>255.266476</text:p>
          </table:table-cell>
          <table:table-cell office:value-type="float" office:value="6" calcext:value-type="float">
            <text:p>6</text:p>
          </table:table-cell>
          <table:table-cell office:value-type="float" office:value="233.52578" calcext:value-type="float">
            <text:p>233.52578</text:p>
          </table:table-cell>
          <table:table-cell office:value-type="float" office:value="54.434832" calcext:value-type="float">
            <text:p>54.43483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96.832644" calcext:value-type="float">
            <text:p>96.832644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1" calcext:value-type="float">
            <text:p>21</text:p>
          </table:table-cell>
          <table:table-cell office:value-type="float" office:value="63.434832" calcext:value-type="float">
            <text:p>63.43483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7.434832" calcext:value-type="float">
            <text:p>87.434832</text:p>
          </table:table-cell>
          <table:table-cell office:value-type="float" office:value="24.383204" calcext:value-type="float">
            <text:p>24.38320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389.470098" calcext:value-type="float">
            <text:p>1389.470098</text:p>
          </table:table-cell>
          <table:table-cell office:value-type="float" office:value="4043.077504" calcext:value-type="float">
            <text:p>4043.077504</text:p>
          </table:table-cell>
          <table:table-cell office:value-type="float" office:value="4974.470893" calcext:value-type="float">
            <text:p>4974.470893</text:p>
          </table:table-cell>
          <table:table-cell office:value-type="float" office:value="63" calcext:value-type="float">
            <text:p>63</text:p>
          </table:table-cell>
          <table:table-cell office:value-type="float" office:value="4342.00505" calcext:value-type="float">
            <text:p>4342.00505</text:p>
          </table:table-cell>
          <table:table-cell office:value-type="float" office:value="1598.821432" calcext:value-type="float">
            <text:p>1598.821432</text:p>
          </table:table-cell>
        </table:table-row>
      </table:table>
      <table:table table:name="Data Sheet 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Indian or Asian</text:p>
          </table:table-cell>
          <table:table-cell office:value-type="string" calcext:value-type="string">
            <text:p>Group 1</text:p>
          </table:table-cell>
          <table:table-cell office:value-type="string" calcext:value-type="string">
            <text:p>Group 2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e Town Central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e Tow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45" calcext:value-type="float">
            <text:p>45</text:p>
          </table:table-cell>
          <table:table-cell office:value-type="float" office:value="130.314384" calcext:value-type="float">
            <text:p>130.31438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90.501016" calcext:value-type="float">
            <text:p>90.501016</text:p>
          </table:table-cell>
          <table:table-cell office:value-type="float" office:value="237.11652" calcext:value-type="float">
            <text:p>237.11652</text:p>
          </table:table-cell>
          <table:table-cell office:value-type="float" office:value="149.628768" calcext:value-type="float">
            <text:p>149.628768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anjez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8" calcext:value-type="float">
            <text:p>48</text:p>
          </table:table-cell>
          <table:table-cell office:value-type="float" office:value="158.50302" calcext:value-type="float">
            <text:p>158.5030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.657192" calcext:value-type="float">
            <text:p>24.657192</text:p>
          </table:table-cell>
          <table:table-cell office:value-type="float" office:value="6.583072" calcext:value-type="float">
            <text:p>6.58307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70.062888" calcext:value-type="float">
            <text:p>70.06288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39.501016" calcext:value-type="float">
            <text:p>339.501016</text:p>
          </table:table-cell>
          <table:table-cell office:value-type="float" office:value="840.933924" calcext:value-type="float">
            <text:p>840.933924</text:p>
          </table:table-cell>
          <table:table-cell office:value-type="float" office:value="486.691656" calcext:value-type="float">
            <text:p>486.691656</text:p>
          </table:table-cell>
          <table:table-cell office:value-type="float" office:value="3" calcext:value-type="float">
            <text:p>3</text:p>
          </table:table-cell>
          <table:table-cell office:value-type="float" office:value="246.657192" calcext:value-type="float">
            <text:p>246.657192</text:p>
          </table:table-cell>
          <table:table-cell office:value-type="float" office:value="138.583072" calcext:value-type="float">
            <text:p>138.583072</text:p>
          </table:table-cell>
        </table:table-row>
      </table:table>
      <table:table table:name="Data Sheet 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White</text:p>
          </table:table-cell>
          <table:table-cell office:value-type="string" calcext:value-type="string">
            <text:p>Group 1</text:p>
          </table:table-cell>
          <table:table-cell office:value-type="string" calcext:value-type="string">
            <text:p>Group 2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54" calcext:value-type="float">
            <text:p>54</text:p>
          </table:table-cell>
          <table:table-cell office:value-type="float" office:value="183.438128" calcext:value-type="float">
            <text:p>183.43812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ape Town Centra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e Tow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606.523979" calcext:value-type="float">
            <text:p>606.523979</text:p>
          </table:table-cell>
          <table:table-cell office:value-type="float" office:value="1741.531012" calcext:value-type="float">
            <text:p>1741.531012</text:p>
          </table:table-cell>
          <table:table-cell office:value-type="float" office:value="754.983693" calcext:value-type="float">
            <text:p>754.983693</text:p>
          </table:table-cell>
          <table:table-cell office:value-type="float" office:value="6" calcext:value-type="float">
            <text:p>6</text:p>
          </table:table-cell>
          <table:table-cell office:value-type="float" office:value="147.405696" calcext:value-type="float">
            <text:p>147.405696</text:p>
          </table:table-cell>
          <table:table-cell office:value-type="float" office:value="141.969572" calcext:value-type="float">
            <text:p>141.969572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31.550196" calcext:value-type="float">
            <text:p>131.550196</text:p>
          </table:table-cell>
          <table:table-cell office:value-type="float" office:value="348.485002" calcext:value-type="float">
            <text:p>348.485002</text:p>
          </table:table-cell>
          <table:table-cell office:value-type="float" office:value="417.572579" calcext:value-type="float">
            <text:p>417.572579</text:p>
          </table:table-cell>
          <table:table-cell office:value-type="float" office:value="15" calcext:value-type="float">
            <text:p>15</text:p>
          </table:table-cell>
          <table:table-cell office:value-type="float" office:value="223.987117" calcext:value-type="float">
            <text:p>223.98711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02.657192" calcext:value-type="float">
            <text:p>102.657192</text:p>
          </table:table-cell>
          <table:table-cell office:value-type="float" office:value="457.273486" calcext:value-type="float">
            <text:p>457.273486</text:p>
          </table:table-cell>
          <table:table-cell office:value-type="float" office:value="156.998349" calcext:value-type="float">
            <text:p>156.998349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81.807379" calcext:value-type="float">
            <text:p>181.807379</text:p>
          </table:table-cell>
          <table:table-cell office:value-type="float" office:value="825.643097" calcext:value-type="float">
            <text:p>825.643097</text:p>
          </table:table-cell>
          <table:table-cell office:value-type="float" office:value="251.695664" calcext:value-type="float">
            <text:p>251.69566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0.00604" calcext:value-type="float">
            <text:p>190.00604</text:p>
          </table:table-cell>
        </table:table-row>
        <table:table-row table:style-name="ro1">
          <table:table-cell office:value-type="string" calcext:value-type="string">
            <text:p>Oranjezich</text:p>
          </table:table-cell>
          <table:table-cell office:value-type="float" office:value="30" calcext:value-type="float">
            <text:p>30</text:p>
          </table:table-cell>
          <table:table-cell office:value-type="float" office:value="84.657192" calcext:value-type="float">
            <text:p>84.6571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218.962701" calcext:value-type="float">
            <text:p>218.962701</text:p>
          </table:table-cell>
          <table:table-cell office:value-type="float" office:value="767.864552" calcext:value-type="float">
            <text:p>767.864552</text:p>
          </table:table-cell>
          <table:table-cell office:value-type="float" office:value="286.076004" calcext:value-type="float">
            <text:p>286.076004</text:p>
          </table:table-cell>
          <table:table-cell office:value-type="float" office:value="6" calcext:value-type="float">
            <text:p>6</text:p>
          </table:table-cell>
          <table:table-cell office:value-type="float" office:value="93.657192" calcext:value-type="float">
            <text:p>93.6571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711.215678" calcext:value-type="float">
            <text:p>711.215678</text:p>
          </table:table-cell>
          <table:table-cell office:value-type="float" office:value="2627.515751" calcext:value-type="float">
            <text:p>2627.515751</text:p>
          </table:table-cell>
          <table:table-cell office:value-type="float" office:value="883.266179" calcext:value-type="float">
            <text:p>883.266179</text:p>
          </table:table-cell>
          <table:table-cell office:value-type="float" office:value="12" calcext:value-type="float">
            <text:p>12</text:p>
          </table:table-cell>
          <table:table-cell office:value-type="float" office:value="231.438128" calcext:value-type="float">
            <text:p>231.438128</text:p>
          </table:table-cell>
          <table:table-cell office:value-type="float" office:value="312.051212" calcext:value-type="float">
            <text:p>312.051212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90" calcext:value-type="float">
            <text:p>90</text:p>
          </table:table-cell>
          <table:table-cell office:value-type="float" office:value="387.211606" calcext:value-type="float">
            <text:p>387.21160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72.657192" calcext:value-type="float">
            <text:p>72.65719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0.657192" calcext:value-type="float">
            <text:p>30.65719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242.561895" calcext:value-type="float">
            <text:p>242.561895</text:p>
          </table:table-cell>
          <table:table-cell office:value-type="float" office:value="743.711211" calcext:value-type="float">
            <text:p>743.711211</text:p>
          </table:table-cell>
          <table:table-cell office:value-type="float" office:value="300.773649" calcext:value-type="float">
            <text:p>300.77364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7.188636" calcext:value-type="float">
            <text:p>97.188636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45.561018" calcext:value-type="float">
            <text:p>145.561018</text:p>
          </table:table-cell>
          <table:table-cell office:value-type="float" office:value="423.634609" calcext:value-type="float">
            <text:p>423.634609</text:p>
          </table:table-cell>
          <table:table-cell office:value-type="float" office:value="256.920244" calcext:value-type="float">
            <text:p>256.920244</text:p>
          </table:table-cell>
          <table:table-cell office:value-type="float" office:value="15" calcext:value-type="float">
            <text:p>15</text:p>
          </table:table-cell>
          <table:table-cell office:value-type="float" office:value="145.314384" calcext:value-type="float">
            <text:p>145.3143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42" calcext:value-type="float">
            <text:p>42</text:p>
          </table:table-cell>
          <table:table-cell office:value-type="float" office:value="147.19064" calcext:value-type="float">
            <text:p>147.19064</text:p>
          </table:table-cell>
          <table:table-cell office:value-type="float" office:value="131.09532" calcext:value-type="float">
            <text:p>131.0953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81.19064" calcext:value-type="float">
            <text:p>81.19064</text:p>
          </table:table-cell>
          <table:table-cell office:value-type="float" office:value="185.69366" calcext:value-type="float">
            <text:p>185.69366</text:p>
          </table:table-cell>
          <table:table-cell office:value-type="float" office:value="465.544105" calcext:value-type="float">
            <text:p>465.544105</text:p>
          </table:table-cell>
          <table:table-cell office:value-type="float" office:value="15" calcext:value-type="float">
            <text:p>15</text:p>
          </table:table-cell>
          <table:table-cell office:value-type="float" office:value="285.24586" calcext:value-type="float">
            <text:p>285.24586</text:p>
          </table:table-cell>
          <table:table-cell office:value-type="float" office:value="78.207035" calcext:value-type="float">
            <text:p>78.207035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359.337241" calcext:value-type="float">
            <text:p>359.337241</text:p>
          </table:table-cell>
          <table:table-cell office:value-type="float" office:value="654.837119" calcext:value-type="float">
            <text:p>654.837119</text:p>
          </table:table-cell>
          <table:table-cell office:value-type="float" office:value="406.552713" calcext:value-type="float">
            <text:p>406.55271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9.594332" calcext:value-type="float">
            <text:p>79.59433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5.533448" calcext:value-type="float">
            <text:p>65.533448</text:p>
          </table:table-cell>
          <table:table-cell office:value-type="float" office:value="127.971576" calcext:value-type="float">
            <text:p>127.971576</text:p>
          </table:table-cell>
          <table:table-cell office:value-type="float" office:value="272.446172" calcext:value-type="float">
            <text:p>272.446172</text:p>
          </table:table-cell>
          <table:table-cell office:value-type="float" office:value="9" calcext:value-type="float">
            <text:p>9</text:p>
          </table:table-cell>
          <table:table-cell office:value-type="float" office:value="157.882979" calcext:value-type="float">
            <text:p>157.882979</text:p>
          </table:table-cell>
          <table:table-cell office:value-type="float" office:value="51.779285" calcext:value-type="float">
            <text:p>51.779285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513.208266" calcext:value-type="float">
            <text:p>1513.208266</text:p>
          </table:table-cell>
          <table:table-cell office:value-type="float" office:value="3098.175955" calcext:value-type="float">
            <text:p>3098.175955</text:p>
          </table:table-cell>
          <table:table-cell office:value-type="float" office:value="2164.258833" calcext:value-type="float">
            <text:p>2164.258833</text:p>
          </table:table-cell>
          <table:table-cell office:value-type="float" office:value="51" calcext:value-type="float">
            <text:p>51</text:p>
          </table:table-cell>
          <table:table-cell office:value-type="float" office:value="640.892473" calcext:value-type="float">
            <text:p>640.892473</text:p>
          </table:table-cell>
          <table:table-cell office:value-type="float" office:value="505.513652" calcext:value-type="float">
            <text:p>505.51365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618.109633" calcext:value-type="float">
            <text:p>4618.109633</text:p>
          </table:table-cell>
          <table:table-cell office:value-type="float" office:value="12915.834596" calcext:value-type="float">
            <text:p>12915.834596</text:p>
          </table:table-cell>
          <table:table-cell office:value-type="float" office:value="7108.183504" calcext:value-type="float">
            <text:p>7108.183504</text:p>
          </table:table-cell>
          <table:table-cell office:value-type="float" office:value="153" calcext:value-type="float">
            <text:p>153</text:p>
          </table:table-cell>
          <table:table-cell office:value-type="float" office:value="2552.823829" calcext:value-type="float">
            <text:p>2552.823829</text:p>
          </table:table-cell>
          <table:table-cell office:value-type="float" office:value="2076.624148" calcext:value-type="float">
            <text:p>2076.624148</text:p>
          </table:table-cell>
        </table:table-row>
      </table:table>
      <table:table table:name="Data Sheet 4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Total</text:p>
          </table:table-cell>
          <table:table-cell office:value-type="string" calcext:value-type="string">
            <text:p>Group 1</text:p>
          </table:table-cell>
          <table:table-cell office:value-type="string" calcext:value-type="string">
            <text:p>Group 2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69" calcext:value-type="float">
            <text:p>69</text:p>
          </table:table-cell>
          <table:table-cell office:value-type="float" office:value="280.533448" calcext:value-type="float">
            <text:p>280.533448</text:p>
          </table:table-cell>
          <table:table-cell office:value-type="float" office:value="198.434832" calcext:value-type="float">
            <text:p>198.434832</text:p>
          </table:table-cell>
          <table:table-cell office:value-type="float" office:value="0" calcext:value-type="float">
            <text:p>0</text:p>
          </table:table-cell>
          <table:table-cell office:value-type="float" office:value="123.657192" calcext:value-type="float">
            <text:p>123.657192</text:p>
          </table:table-cell>
          <table:table-cell office:value-type="float" office:value="95.438128" calcext:value-type="float">
            <text:p>95.438128</text:p>
          </table:table-cell>
        </table:table-row>
        <table:table-row table:style-name="ro1">
          <table:table-cell office:value-type="string" calcext:value-type="string">
            <text:p>Cape Town Centra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e Tow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813.263307" calcext:value-type="float">
            <text:p>813.263307</text:p>
          </table:table-cell>
          <table:table-cell office:value-type="float" office:value="2465.005333" calcext:value-type="float">
            <text:p>2465.005333</text:p>
          </table:table-cell>
          <table:table-cell office:value-type="float" office:value="1294.021314" calcext:value-type="float">
            <text:p>1294.021314</text:p>
          </table:table-cell>
          <table:table-cell office:value-type="float" office:value="15" calcext:value-type="float">
            <text:p>15</text:p>
          </table:table-cell>
          <table:table-cell office:value-type="float" office:value="554.086359" calcext:value-type="float">
            <text:p>554.086359</text:p>
          </table:table-cell>
          <table:table-cell office:value-type="float" office:value="218.549348" calcext:value-type="float">
            <text:p>218.549348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68.143792" calcext:value-type="float">
            <text:p>768.143792</text:p>
          </table:table-cell>
          <table:table-cell office:value-type="float" office:value="2268.219751" calcext:value-type="float">
            <text:p>2268.219751</text:p>
          </table:table-cell>
          <table:table-cell office:value-type="float" office:value="2130.494171" calcext:value-type="float">
            <text:p>2130.494171</text:p>
          </table:table-cell>
          <table:table-cell office:value-type="float" office:value="27" calcext:value-type="float">
            <text:p>27</text:p>
          </table:table-cell>
          <table:table-cell office:value-type="float" office:value="1576.714626" calcext:value-type="float">
            <text:p>1576.714626</text:p>
          </table:table-cell>
          <table:table-cell office:value-type="float" office:value="317.279716" calcext:value-type="float">
            <text:p>317.27971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50.766408" calcext:value-type="float">
            <text:p>150.766408</text:p>
          </table:table-cell>
          <table:table-cell office:value-type="float" office:value="353.333712" calcext:value-type="float">
            <text:p>353.333712</text:p>
          </table:table-cell>
          <table:table-cell office:value-type="float" office:value="711.269906" calcext:value-type="float">
            <text:p>711.269906</text:p>
          </table:table-cell>
          <table:table-cell office:value-type="float" office:value="12" calcext:value-type="float">
            <text:p>12</text:p>
          </table:table-cell>
          <table:table-cell office:value-type="float" office:value="662.934899" calcext:value-type="float">
            <text:p>662.934899</text:p>
          </table:table-cell>
          <table:table-cell office:value-type="float" office:value="336.568538" calcext:value-type="float">
            <text:p>336.56853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77.657192" calcext:value-type="float">
            <text:p>177.657192</text:p>
          </table:table-cell>
          <table:table-cell office:value-type="float" office:value="748.555438" calcext:value-type="float">
            <text:p>748.555438</text:p>
          </table:table-cell>
          <table:table-cell office:value-type="float" office:value="311.380261" calcext:value-type="float">
            <text:p>311.380261</text:p>
          </table:table-cell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109.657192" calcext:value-type="float">
            <text:p>109.657192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41.807379" calcext:value-type="float">
            <text:p>241.807379</text:p>
          </table:table-cell>
          <table:table-cell office:value-type="float" office:value="1076.921753" calcext:value-type="float">
            <text:p>1076.921753</text:p>
          </table:table-cell>
          <table:table-cell office:value-type="float" office:value="473.483984" calcext:value-type="float">
            <text:p>473.483984</text:p>
          </table:table-cell>
          <table:table-cell office:value-type="float" office:value="9" calcext:value-type="float">
            <text:p>9</text:p>
          </table:table-cell>
          <table:table-cell office:value-type="float" office:value="252" calcext:value-type="float">
            <text:p>252</text:p>
          </table:table-cell>
          <table:table-cell office:value-type="float" office:value="384.537484" calcext:value-type="float">
            <text:p>384.537484</text:p>
          </table:table-cell>
        </table:table-row>
        <table:table-row table:style-name="ro1">
          <table:table-cell office:value-type="string" calcext:value-type="string">
            <text:p>Oranjezich</text:p>
          </table:table-cell>
          <table:table-cell office:value-type="float" office:value="30" calcext:value-type="float">
            <text:p>30</text:p>
          </table:table-cell>
          <table:table-cell office:value-type="float" office:value="84.657192" calcext:value-type="float">
            <text:p>84.6571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239.962701" calcext:value-type="float">
            <text:p>239.962701</text:p>
          </table:table-cell>
          <table:table-cell office:value-type="float" office:value="834.521744" calcext:value-type="float">
            <text:p>834.521744</text:p>
          </table:table-cell>
          <table:table-cell office:value-type="float" office:value="325.076004" calcext:value-type="float">
            <text:p>325.076004</text:p>
          </table:table-cell>
          <table:table-cell office:value-type="float" office:value="6" calcext:value-type="float">
            <text:p>6</text:p>
          </table:table-cell>
          <table:table-cell office:value-type="float" office:value="162.657192" calcext:value-type="float">
            <text:p>162.6571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858.215678" calcext:value-type="float">
            <text:p>858.215678</text:p>
          </table:table-cell>
          <table:table-cell office:value-type="float" office:value="3271.425919" calcext:value-type="float">
            <text:p>3271.425919</text:p>
          </table:table-cell>
          <table:table-cell office:value-type="float" office:value="1138.575616" calcext:value-type="float">
            <text:p>1138.575616</text:p>
          </table:table-cell>
          <table:table-cell office:value-type="float" office:value="12" calcext:value-type="float">
            <text:p>12</text:p>
          </table:table-cell>
          <table:table-cell office:value-type="float" office:value="498.463193" calcext:value-type="float">
            <text:p>498.463193</text:p>
          </table:table-cell>
          <table:table-cell office:value-type="float" office:value="426.289472" calcext:value-type="float">
            <text:p>426.289472</text:p>
          </table:table-cell>
        </table:table-row>
        <table:table-row table:style-name="ro1">
          <table:table-cell office:value-type="string" calcext:value-type="string">
            <text:p>Rosebank</text:p>
          </table:table-cell>
          <table:table-cell office:value-type="float" office:value="105" calcext:value-type="float">
            <text:p>105</text:p>
          </table:table-cell>
          <table:table-cell office:value-type="float" office:value="450.211606" calcext:value-type="float">
            <text:p>450.211606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18.845828" calcext:value-type="float">
            <text:p>118.845828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14" calcext:value-type="float">
            <text:p>114</text:p>
          </table:table-cell>
          <table:table-cell office:value-type="float" office:value="321.706976" calcext:value-type="float">
            <text:p>321.706976</text:p>
          </table:table-cell>
          <table:table-cell office:value-type="float" office:value="561.248626" calcext:value-type="float">
            <text:p>561.248626</text:p>
          </table:table-cell>
          <table:table-cell office:value-type="float" office:value="3" calcext:value-type="float">
            <text:p>3</text:p>
          </table:table-cell>
          <table:table-cell office:value-type="float" office:value="504.403716" calcext:value-type="float">
            <text:p>504.403716</text:p>
          </table:table-cell>
          <table:table-cell office:value-type="float" office:value="122.6877" calcext:value-type="float">
            <text:p>122.6877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08.818036" calcext:value-type="float">
            <text:p>108.818036</text:p>
          </table:table-cell>
          <table:table-cell office:value-type="float" office:value="326.44944" calcext:value-type="float">
            <text:p>326.44944</text:p>
          </table:table-cell>
          <table:table-cell office:value-type="float" office:value="436.922951" calcext:value-type="float">
            <text:p>436.922951</text:p>
          </table:table-cell>
          <table:table-cell office:value-type="float" office:value="0" calcext:value-type="float">
            <text:p>0</text:p>
          </table:table-cell>
          <table:table-cell office:value-type="float" office:value="404.920569" calcext:value-type="float">
            <text:p>404.920569</text:p>
          </table:table-cell>
          <table:table-cell office:value-type="float" office:value="400.994228" calcext:value-type="float">
            <text:p>400.994228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257.561895" calcext:value-type="float">
            <text:p>257.561895</text:p>
          </table:table-cell>
          <table:table-cell office:value-type="float" office:value="785.711211" calcext:value-type="float">
            <text:p>785.711211</text:p>
          </table:table-cell>
          <table:table-cell office:value-type="float" office:value="339.773649" calcext:value-type="float">
            <text:p>339.773649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21.188636" calcext:value-type="float">
            <text:p>121.188636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424.310268" calcext:value-type="float">
            <text:p>424.310268</text:p>
          </table:table-cell>
          <table:table-cell office:value-type="float" office:value="1180.030875" calcext:value-type="float">
            <text:p>1180.030875</text:p>
          </table:table-cell>
          <table:table-cell office:value-type="float" office:value="1392.832394" calcext:value-type="float">
            <text:p>1392.832394</text:p>
          </table:table-cell>
          <table:table-cell office:value-type="float" office:value="27" calcext:value-type="float">
            <text:p>27</text:p>
          </table:table-cell>
          <table:table-cell office:value-type="float" office:value="1144.624593" calcext:value-type="float">
            <text:p>1144.624593</text:p>
          </table:table-cell>
          <table:table-cell office:value-type="float" office:value="504.915019" calcext:value-type="float">
            <text:p>504.915019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84.434832" calcext:value-type="float">
            <text:p>84.434832</text:p>
          </table:table-cell>
          <table:table-cell office:value-type="float" office:value="255.625472" calcext:value-type="float">
            <text:p>255.625472</text:p>
          </table:table-cell>
          <table:table-cell office:value-type="float" office:value="374.743142" calcext:value-type="float">
            <text:p>374.743142</text:p>
          </table:table-cell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277.381912" calcext:value-type="float">
            <text:p>277.38191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49.060304" calcext:value-type="float">
            <text:p>149.060304</text:p>
          </table:table-cell>
          <table:table-cell office:value-type="float" office:value="333.998156" calcext:value-type="float">
            <text:p>333.998156</text:p>
          </table:table-cell>
          <table:table-cell office:value-type="float" office:value="816.810581" calcext:value-type="float">
            <text:p>816.810581</text:p>
          </table:table-cell>
          <table:table-cell office:value-type="float" office:value="24" calcext:value-type="float">
            <text:p>24</text:p>
          </table:table-cell>
          <table:table-cell office:value-type="float" office:value="575.77164" calcext:value-type="float">
            <text:p>575.77164</text:p>
          </table:table-cell>
          <table:table-cell office:value-type="float" office:value="174.641867" calcext:value-type="float">
            <text:p>174.641867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404.337241" calcext:value-type="float">
            <text:p>404.337241</text:p>
          </table:table-cell>
          <table:table-cell office:value-type="float" office:value="735.837119" calcext:value-type="float">
            <text:p>735.837119</text:p>
          </table:table-cell>
          <table:table-cell office:value-type="float" office:value="445.552713" calcext:value-type="float">
            <text:p>445.552713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97.594332" calcext:value-type="float">
            <text:p>97.59433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13.533448" calcext:value-type="float">
            <text:p>113.533448</text:p>
          </table:table-cell>
          <table:table-cell office:value-type="float" office:value="238.971576" calcext:value-type="float">
            <text:p>238.971576</text:p>
          </table:table-cell>
          <table:table-cell office:value-type="float" office:value="408.278816" calcext:value-type="float">
            <text:p>408.278816</text:p>
          </table:table-cell>
          <table:table-cell office:value-type="float" office:value="15" calcext:value-type="float">
            <text:p>15</text:p>
          </table:table-cell>
          <table:table-cell office:value-type="float" office:value="289.882979" calcext:value-type="float">
            <text:p>289.882979</text:p>
          </table:table-cell>
          <table:table-cell office:value-type="float" office:value="114.779285" calcext:value-type="float">
            <text:p>114.779285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582.208266" calcext:value-type="float">
            <text:p>1582.208266</text:p>
          </table:table-cell>
          <table:table-cell office:value-type="float" office:value="3257.610787" calcext:value-type="float">
            <text:p>3257.610787</text:p>
          </table:table-cell>
          <table:table-cell office:value-type="float" office:value="2275.258833" calcext:value-type="float">
            <text:p>2275.258833</text:p>
          </table:table-cell>
          <table:table-cell office:value-type="float" office:value="57" calcext:value-type="float">
            <text:p>57</text:p>
          </table:table-cell>
          <table:table-cell office:value-type="float" office:value="840.325654" calcext:value-type="float">
            <text:p>840.325654</text:p>
          </table:table-cell>
          <table:table-cell office:value-type="float" office:value="562.896856" calcext:value-type="float">
            <text:p>562.89685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01.080747" calcext:value-type="float">
            <text:p>6701.080747</text:p>
          </table:table-cell>
          <table:table-cell office:value-type="float" office:value="19275.327508" calcext:value-type="float">
            <text:p>19275.327508</text:p>
          </table:table-cell>
          <table:table-cell office:value-type="float" office:value="13808.157793" calcext:value-type="float">
            <text:p>13808.157793</text:p>
          </table:table-cell>
          <table:table-cell office:value-type="float" office:value="234" calcext:value-type="float">
            <text:p>234</text:p>
          </table:table-cell>
          <table:table-cell office:value-type="float" office:value="8361.442612" calcext:value-type="float">
            <text:p>8361.442612</text:p>
          </table:table-cell>
          <table:table-cell office:value-type="float" office:value="4504.245541" calcext:value-type="float">
            <text:p>4504.2455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6:56:35.945000000</meta:creation-date>
    <dc:date>2018-09-16T16:59:00.936000000</dc:date>
    <meta:editing-duration>PT2M25S</meta:editing-duration>
    <meta:editing-cycles>1</meta:editing-cycles>
    <meta:document-statistic meta:table-count="5" meta:cell-count="805" meta:object-count="0"/>
    <meta:generator>LibreOffice/6.0.4.2$Windows_X86_64 LibreOffice_project/9b0d9b32d5dcda91d2f1a96dc04c645c450872bf</meta:generator>
  </office:meta>
</office:document-meta>
</file>